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Palatino Linotype" fo:font-size="12pt" fo:letter-spacing="normal" fo:font-style="normal" style:text-underline-style="none" fo:font-weight="bold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bold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öte <text:s/>14 </text:p>
      <text:p text:style-name="P3"><text:line-break/> Date: 12/5<text:line-break/><text:line-break/> Facilitator: Andreas<text:line-break/><text:line-break/> Participants: Johan Gerdin, Andreas Wahlström, Erik Arnebäck, Linnea Andersson<text:line-break/><text:line-break/>1. Objectives: </text:p>
      <text:p text:style-name="P3"/>
      <text:p text:style-name="P3"><text:line-break/>2. Reports:</text:p>
      <text:p text:style-name="P3"><text:tab/></text:p>
      <text:p text:style-name="P3"><text:tab/>NA<text:line-break/><text:line-break/>3. Discussion items: </text:p>
      <text:p text:style-name="P3"/>
      <text:p text:style-name="P3"><text:tab/>make player growth happen in small steps</text:p>
      <text:p text:style-name="P3"/>
      <text:p text:style-name="P3"><text:tab/>when eating the body isn't removed fast enough. <text:line-break/><text:line-break/>4. Outcomes and assignments: <text:line-break/><text:tab/></text:p>
      <text:p text:style-name="P3"><text:tab/>Unit-tests needs to be done.</text:p>
      <text:p text:style-name="P3"><text:tab/></text:p>
      <text:p text:style-name="P3"><text:tab/>Documentation</text:p>
      <text:p text:style-name="P3"><text:tab/></text:p>
      <text:p text:style-name="P3"><text:tab/>TODO-list</text:p>
      <text:p text:style-name="P3"><text:line-break/>5. Wrap up: <text:line-break/><text:tab/><text:line-break/><text:tab/>wednesday 15/5<text:line-break/></text:p>
      <text:p text:style-name="P1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58:22.41</meta:creation-date>
    <dc:date>2013-05-12T15:45:51.09</dc:date>
    <meta:editing-duration>PT2H23M49S</meta:editing-duration>
    <meta:editing-cycles>5</meta:editing-cycles>
    <meta:generator>OpenOffice.org/3.4$Win32 OpenOffice.org_project/340m1$Build-9590</meta:generator>
    <meta:document-statistic meta:table-count="0" meta:image-count="0" meta:object-count="0" meta:page-count="1" meta:paragraph-count="14" meta:word-count="54" meta:character-count="394"/>
  </office:meta>
</office:document-meta>
</file>